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fo:color="#ff0000"/>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fo:color="#000000"/>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ff0000"/>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0.00pt" fo:font-weight="normal" fo:font-family="'Liberation Mono'" style:font-family-asian="'Liberation Mono'" style:font-family-complex="'Liberation Mono'" fo:background-color="transparent" style:use-window-font-color="true"/>
    </style:style>
    <style:style style:name="T42"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3"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4" style:family="text">
      <style:text-properties fo:font-size="10.00pt" fo:font-weight="normal" fo:font-family="'Liberation Mono'" style:font-family-asian="'Liberation Mono'" style:font-family-complex="'Liberation Mono'" fo:background-color="transparent" style:use-window-font-color="true"/>
    </style:style>
    <style:style style:name="T45"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6"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7" style:family="text">
      <style:text-properties fo:font-size="10.00pt" fo:font-weight="normal" fo:font-family="'Liberation Mono'" style:font-family-asian="'Liberation Mono'" style:font-family-complex="'Liberation Mono'" fo:background-color="transparent" style:use-window-font-color="true"/>
    </style:style>
    <style:style style:name="T48"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49"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50" style:family="text">
      <style:text-properties fo:font-size="10.00pt" fo:font-weight="normal" fo:font-family="'Liberation Mono'" style:font-family-asian="'Liberation Mono'" style:font-family-complex="'Liberation Mono'" fo:background-color="transparent" style:use-window-font-color="true"/>
    </style:style>
    <style:style style:name="T51"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52" style:family="text">
      <style:text-properties fo:font-size="10.00pt" fo:font-weight="normal" style:text-underline-mode="continuous" style:text-underline-type="single" style:text-underline-style="solid" style:text-underline-width="normal" fo:font-family="'Liberation Mono'" style:font-family-asian="'Liberation Mono'" style:font-family-complex="'Liberation Mono'" fo:background-color="transparent" fo:color="#0000ff"/>
    </style:style>
    <style:style style:name="T53" style:family="text">
      <style:text-properties fo:font-size="10.00pt" fo:font-weight="normal" fo:font-family="'Liberation Mono'" style:font-family-asian="'Liberation Mono'" style:font-family-complex="'Liberation Mono'"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fo:color="#ff0000"/>
    </style:style>
    <style:style style:name="T61" style:family="text">
      <style:text-properties fo:font-size="12.00pt" fo:font-weight="normal" fo:font-family="'Liberation Serif'" style:font-family-asian="'Liberation Serif'" style:font-family-complex="'Liberation Serif'"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bold" fo:font-family="'Liberation Serif'" style:font-family-asian="'Liberation Serif'" style:font-family-complex="'Liberation Serif'"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2.00pt" fo:font-weight="bold"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2.00pt" fo:font-weight="bold"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bold" fo:font-family="'Liberation Serif'" style:font-family-asian="'Liberation Serif'" style:font-family-complex="'Liberation Serif'"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2.00pt" fo:font-weight="bold" fo:font-family="'Liberation Serif'" style:font-family-asian="'Liberation Serif'" style:font-family-complex="'Liberation Serif'" fo:background-color="transparent" style:use-window-font-color="true"/>
    </style:style>
    <style:style style:name="T78" style:family="text">
      <style:text-properties fo:font-size="12.00pt" fo:font-weight="bold" fo:font-family="'Liberation Serif'" style:font-family-asian="'Liberation Serif'" style:font-family-complex="'Liberation Serif'"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2.00pt" fo:font-weight="bold" fo:font-family="'Liberation Serif'" style:font-family-asian="'Liberation Serif'" style:font-family-complex="'Liberation Serif'" fo:background-color="transparent" style:use-window-font-color="true"/>
    </style:style>
    <style:style style:name="T81" style:family="text">
      <style:text-properties fo:font-size="12.00pt" fo:font-weight="bold" fo:font-family="'Liberation Serif'" style:font-family-asian="'Liberation Serif'" style:font-family-complex="'Liberation Serif'"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2.00pt" fo:font-weight="bold" fo:font-family="'Liberation Serif'" style:font-family-asian="'Liberation Serif'" style:font-family-complex="'Liberation Serif'" fo:background-color="transparent" style:use-window-font-color="true"/>
    </style:style>
    <style:style style:name="T84" style:family="text">
      <style:text-properties fo:font-size="12.00pt" fo:font-weight="bold" fo:font-family="'Liberation Serif'" style:font-family-asian="'Liberation Serif'" style:font-family-complex="'Liberation Serif'" fo:background-color="transparent" style:use-window-font-color="true"/>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2.00pt" fo:font-weight="bold" fo:font-family="'Liberation Serif'" style:font-family-asian="'Liberation Serif'" style:font-family-complex="'Liberation Serif'" fo:background-color="transparent" style:use-window-font-color="true"/>
    </style:style>
    <style:style style:name="T87" style:family="text">
      <style:text-properties fo:font-size="12.00pt" fo:font-weight="bold" fo:font-family="'Liberation Serif'" style:font-family-asian="'Liberation Serif'" style:font-family-complex="'Liberation Serif'" fo:background-color="transparent" style:use-window-font-color="true"/>
    </style:style>
    <style:style style:name="T88" style:family="text">
      <style:text-properties fo:font-size="12.00pt" fo:font-weight="normal" fo:font-family="'Liberation Serif'" style:font-family-asian="'Liberation Serif'" style:font-family-complex="'Liberation Serif'" fo:background-color="transparent" style:use-window-font-color="true"/>
    </style:style>
    <style:style style:name="T89" style:family="text">
      <style:text-properties fo:font-size="12.00pt" fo:font-weight="bold" fo:font-family="'Liberation Serif'" style:font-family-asian="'Liberation Serif'" style:font-family-complex="'Liberation Serif'" fo:background-color="transparent" style:use-window-font-color="true"/>
    </style:style>
    <style:style style:name="T90" style:family="text">
      <style:text-properties fo:font-size="12.00pt" fo:font-weight="bold"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bold" fo:font-family="'Liberation Serif'" style:font-family-asian="'Liberation Serif'" style:font-family-complex="'Liberation Serif'"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bold" fo:font-family="'Liberation Serif'" style:font-family-asian="'Liberation Serif'" style:font-family-complex="'Liberation Serif'" fo:background-color="transparent" style:use-window-font-color="true"/>
    </style:style>
    <style:style style:name="T95" style:family="text">
      <style:text-properties fo:font-size="12.00pt" fo:font-weight="bold" fo:font-family="'Liberation Serif'" style:font-family-asian="'Liberation Serif'" style:font-family-complex="'Liberation Serif'"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bold" fo:font-family="'Liberation Serif'" style:font-family-asian="'Liberation Serif'" style:font-family-complex="'Liberation Serif'"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bold" fo:font-family="'Liberation Serif'" style:font-family-asian="'Liberation Serif'" style:font-family-complex="'Liberation Serif'"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fo:color="#ff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bold" fo:font-family="'Liberation Serif'" style:font-family-asian="'Liberation Serif'" style:font-family-complex="'Liberation Serif'" fo:background-color="transparent" style:use-window-font-color="true"/>
    </style:style>
    <style:style style:name="T112" style:family="text">
      <style:text-properties fo:font-size="12.00pt" fo:font-weight="normal" fo:font-family="'Liberation Serif'" style:font-family-asian="'Liberation Serif'" style:font-family-complex="'Liberation Serif'"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Liberation Serif'" style:font-family-asian="'Liberation Serif'" style:font-family-complex="'Liberation Serif'" fo:background-color="transparent" style:use-window-font-color="true"/>
    </style:style>
    <style:style style:name="T115" style:family="text">
      <style:text-properties fo:font-size="12.00pt" fo:font-weight="bold" fo:font-family="'Liberation Serif'" style:font-family-asian="'Liberation Serif'" style:font-family-complex="'Liberation Serif'" fo:background-color="transparent" style:use-window-font-color="true"/>
    </style:style>
    <style:style style:name="T116" style:family="text">
      <style:text-properties fo:font-size="12.00pt" fo:font-weight="normal" fo:font-family="'Liberation Serif'" style:font-family-asian="'Liberation Serif'" style:font-family-complex="'Liberation Serif'"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bold" fo:font-family="'Liberation Serif'" style:font-family-asian="'Liberation Serif'" style:font-family-complex="'Liberation Serif'"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bold" fo:font-family="'Liberation Serif'" style:font-family-asian="'Liberation Serif'" style:font-family-complex="'Liberation Serif'"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bold" fo:font-family="'Liberation Serif'" style:font-family-asian="'Liberation Serif'" style:font-family-complex="'Liberation Serif'" fo:background-color="transparent" style:use-window-font-color="true"/>
    </style:style>
    <style:style style:name="T125" style:family="text">
      <style:text-properties fo:font-size="12.00pt" fo:font-weight="normal" fo:font-family="'Liberation Serif'" style:font-family-asian="'Liberation Serif'" style:font-family-complex="'Liberation Serif'"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bold" fo:font-family="'Liberation Serif'" style:font-family-asian="'Liberation Serif'" style:font-family-complex="'Liberation Serif'"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bold" fo:font-family="'Liberation Serif'" style:font-family-asian="'Liberation Serif'" style:font-family-complex="'Liberation Serif'" fo:background-color="transparent" style:use-window-font-color="true"/>
    </style:style>
    <style:style style:name="T133" style:family="text">
      <style:text-properties fo:font-size="12.00pt" fo:font-weight="normal" fo:font-family="'Liberation Serif'" style:font-family-asian="'Liberation Serif'" style:font-family-complex="'Liberation Serif'"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bold" fo:font-family="'Liberation Serif'" style:font-family-asian="'Liberation Serif'" style:font-family-complex="'Liberation Serif'" fo:background-color="transparent" style:use-window-font-color="true"/>
    </style:style>
    <style:style style:name="T136" style:family="text">
      <style:text-properties fo:font-size="12.00pt" fo:font-weight="normal" fo:font-family="'Liberation Serif'" style:font-family-asian="'Liberation Serif'" style:font-family-complex="'Liberation Serif'"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fo:margin-bottom="14.15p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office:automatic-styles>
  <office:body>
    <office:text>
      <text:p text:style-name="P1"><text:span text:style-name="T1">Client</text:span></text:p>
      <text:p text:style-name="P1"><text:span text:style-name="T1"/></text:p>
      <text:p text:style-name="P1"><text:span text:style-name="T1">Die Clientseite von unseren Projekt, wird einen Android-App sein, die im Java implementiert ist. Da die Clientseite keine Logik ausführen muss und nur als Schnittstelle zwischen den Server und User benutzt ist, haben wir uns auf den Model-View-Controller Architekturmuster entschieden. </text:span></text:p>
      <text:p text:style-name="P1"><text:span text:style-name="T2"/></text:p>
      <text:p text:style-name="P1"><text:span text:style-name="T3">Model</text:span></text:p>
      <text:p text:style-name="P1"><text:span text:style-name="T4"/></text:p>
      <text:p text:style-name="P1"><text:span text:style-name="T5">Die Objektmodell sind die vom DataModels und ist das gleiche wie beim Server, da wir mit den gleichen Objekten arbeiten.</text:span></text:p>
      <text:p text:style-name="P1"><text:span text:style-name="T6"/></text:p>
      <text:p text:style-name="P1"><text:span text:style-name="T7">View</text:span></text:p>
      <text:p text:style-name="P1"><text:span text:style-name="T8"/></text:p>
      <text:p text:style-name="P1"><text:span text:style-name="T9">Die View bestehen aus einen oder mehrere XML-Dateien für jede Activity und die zugehörigen Klassen, die die Information in die jeweiligen XML-Dateien einfügt.<text:s text:c="2"/>Jede Klasse hat die Methoden onCreate(), onDestroy(), onPause(), onResume() and onClickListeners. Die ersten vier Methoden kümmern sich darum, was passiert wenn die Activity erstellt, zerstört, paused, resumed ist. Die onClickListener() ist für die interaktion zuständig.</text:span><text:span text:style-name="T10"><text:s/></text:span><text:span text:style-name="T11">Jede Actívity entnimmt die Benutzerinteraktionen entgegen und stell darzustellenden Daten dar.</text:span></text:p>
      <text:p text:style-name="P1"><text:span text:style-name="T12"/></text:p>
      <text:p text:style-name="P1"><text:span text:style-name="T13">Controller</text:span></text:p>
      <text:p text:style-name="P1"><text:span text:style-name="T14"/></text:p>
      <text:p text:style-name="P1"><text:span text:style-name="T15">Unsere Services sind für die Koordination der Kommunikation zwischen den View und den Server zuständig. Jedes Service schickt oder holt Information hauptsächlich vom Server und übergibt es an den Activitys weiter. </text:span></text:p>
      <text:p text:style-name="P1"><text:span text:style-name="T15">Eine Activity kann in eine oder mehrere Services im Bezug sein.</text:span></text:p>
      <text:p text:style-name="P1"><text:span text:style-name="T15"/></text:p>
      <text:p text:style-name="P1"><text:span text:style-name="T15">Folgende sind MVC´s:</text:span></text:p>
      <text:p text:style-name="P1"><text:span text:style-name="T15"/></text:p>
      <text:p text:style-name="P1"><text:span text:style-name="T16">View <text:tab/><text:tab/><text:tab/><text:tab/>Model<text:tab/><text:tab/><text:tab/>Controller</text:span><text:span text:style-name="T17"/></text:p>
      <text:p text:style-name="P1"><text:span text:style-name="T17"/></text:p>
      <text:p text:style-name="P2"><text:span text:style-name="T18">LoginActivity<text:tab/><text:tab/><text:tab/>User<text:tab/><text:tab/><text:tab/>LoginService</text:span></text:p>
      <text:p text:style-name="P2"><text:span text:style-name="T19"/></text:p>
      <text:p text:style-name="P2"><text:span text:style-name="T20">MeetingListActivity, Meetings(Event und Tour), MeetingsService</text:span></text:p>
      <text:p text:style-name="P2"><text:span text:style-name="T21"/></text:p>
      <text:p text:style-name="P2"><text:span text:style-name="T22">MeetingParticipantsActivity, Participant,<text:tab/>MeetingParticipantManagemtService</text:span></text:p>
      <text:p text:style-name="P2"><text:span text:style-name="T22"/></text:p>
      <text:p text:style-name="P2"><text:span text:style-name="T22">NewMeetingActivity,<text:tab/>Meetings(Event und Tour), MeetingService</text:span></text:p>
      <text:p text:style-name="P2"><text:span text:style-name="T23"/></text:p>
      <text:p text:style-name="P2"><text:span text:style-name="T24">GroupsActivity, Groups, GroupsService</text:span></text:p>
      <text:p text:style-name="P2"><text:span text:style-name="T25"/></text:p>
      <text:p text:style-name="P2"><text:span text:style-name="T26">GroupMembersActivity, User, GroupUserManagement </text:span></text:p>
      <text:p text:style-name="P2"><text:span text:style-name="T27"/></text:p>
      <text:p text:style-name="P2"><text:span text:style-name="T28">SettingsActivity, Notification, NotificationsService</text:span><text:span text:style-name="T29"/></text:p>
      <text:p text:style-name="P2"><text:span text:style-name="T29"/></text:p>
      <text:p text:style-name="P2"><text:span text:style-name="T30"/></text:p>
      <text:p text:style-name="P2"><text:span text:style-name="T30">MapActivity, Meeting,GPS,MeetingCenterParticipant, MeetingParticipantManagementService</text:span><text:span text:style-name="T31"/></text:p>
      <text:p text:style-name="P2"><text:span text:style-name="T32"/></text:p>
      <text:p text:style-name="P2"><text:span text:style-name="T32">CreateNewGroupActivity, Group,User GroupService,UsersService</text:span></text:p>
      <text:p text:style-name="P3"><text:span text:style-name="T33"/></text:p>
      <text:p text:style-name="P3"><text:span text:style-name="T33"/></text:p>
      <text:p text:style-name="P4"><text:span text:style-name="T34"/></text:p>
      <text:p text:style-name="P4"><text:span text:style-name="T34">LogoutService:</text:span></text:p>
      <text:p text:style-name="P4"><text:span text:style-name="T34">LoginFilterService:</text:span></text:p>
      <text:p text:style-name="P4"><text:span text:style-name="T34">GroupService:</text:span></text:p>
      <text:p text:style-name="P4"><text:span text:style-name="T34">GroupsService:</text:span></text:p>
      <text:p text:style-name="P4"><text:span text:style-name="T34"/></text:p>
      <text:p text:style-name="P4"><text:span text:style-name="T34">MeetingService: </text:span></text:p>
      <text:p text:style-name="P4"><text:span text:style-name="T34">MeetingsService: </text:span></text:p>
      <text:p text:style-name="P4"><text:span text:style-name="T34"/></text:p>
      <text:p text:style-name="P4"><text:span text:style-name="T34">UserService: </text:span></text:p>
      <text:p text:style-name="P4"><text:span text:style-name="T34">UsersService:</text:span></text:p>
      <text:p text:style-name="P4"><text:span text:style-name="T34">GPS_Service:</text:span></text:p>
      <text:p text:style-name="P4"><text:span text:style-name="T34"/></text:p>
      <text:p text:style-name="P4"><text:span text:style-name="T35"/></text:p>
      <text:p text:style-name="P5"><text:span text:style-name="T36"/></text:p>
      <text:p text:style-name="P5"><text:span text:style-name="T37">//KlassenBeschreibung</text:span><text:span text:style-name="T38"/></text:p>
      <text:p text:style-name="P5"><text:span text:style-name="T38">Jedes Services wird durch einen Intent erzeugt.</text:span></text:p>
      <text:p text:style-name="P5"><text:span text:style-name="T39"/></text:p>
      <text:p text:style-name="P5"><text:span text:style-name="T40">Intent intent = new Intent(Intent.ACTION_SYNC, null, this, Service.class);</text:span></text:p>
      <text:p text:style-name="P5"><text:span text:style-name="T41">Intent (</text:span><text:a xlink:href="https://developer.android.com/reference/java/lang/String.html"><text:span text:style-name="T43">String</text:span></text:a><text:span text:style-name="T44"><text:s/>action, </text:span></text:p>
      <text:p text:style-name="P5"><text:span text:style-name="T44"><text:s text:c="16"/></text:span><text:a xlink:href="https://developer.android.com/reference/android/net/Uri.html"><text:span text:style-name="T46">Uri</text:span></text:a><text:span text:style-name="T47"><text:s/>uri, </text:span></text:p>
      <text:p text:style-name="P5"><text:span text:style-name="T47"><text:s text:c="16"/></text:span><text:a xlink:href="https://developer.android.com/reference/android/content/Context.html"><text:span text:style-name="T49">Context</text:span></text:a><text:span text:style-name="T50"><text:s/>packageContext, </text:span></text:p>
      <text:p text:style-name="P6"><text:span text:style-name="T50"><text:s text:c="16"/></text:span><text:a xlink:href="https://developer.android.com/reference/java/lang/Class.html"><text:span text:style-name="T52">Class</text:span></text:a><text:span text:style-name="T53">&lt;?&gt; cls)</text:span></text:p>
      <text:p text:style-name="P7"><text:span text:style-name="T54"/></text:p>
      <text:p text:style-name="P7"><text:span text:style-name="T55">Dann wird der Service durch<text:s/></text:span><text:span text:style-name="T56">startService(Intent)<text:s/></text:span><text:span text:style-name="T57">gestartet.</text:span></text:p>
      <text:p text:style-name="P7"><text:span text:style-name="T57"/></text:p>
      <text:p text:style-name="P7"><text:span text:style-name="T58"/></text:p>
      <text:p text:style-name="P7"><text:span text:style-name="T59">Der Vorteil von der Vererben von IntentService ist, dass das einen Prozess ist, der neben den MainUI läuft und ohne den zu Blockieren. Der Service wird sich am Ende des Prozesses von allein zerstören.</text:span></text:p>
      <text:p text:style-name="P8"><text:span text:style-name="T60">//KlassenBeschreibung</text:span><text:span text:style-name="T61"/></text:p>
      <text:p text:style-name="P9"><text:span text:style-name="T62"/></text:p>
      <text:p text:style-name="P9"><text:span text:style-name="T62"/></text:p>
      <text:p text:style-name="P9"><text:span text:style-name="T62"/></text:p>
      <text:p text:style-name="P9"><text:span text:style-name="T62"/></text:p>
      <text:p text:style-name="P9"><text:span text:style-name="T62"/></text:p>
      <text:p text:style-name="P9"><text:span text:style-name="T63">LoginService</text:span><text:span text:style-name="T64">:</text:span></text:p>
      <text:p text:style-name="P9"><text:span text:style-name="T64">Folgende Anfragen ist dieser Service, an den Server, verantwortlich für:</text:span></text:p>
      <text:p text:style-name="P9"><text:span text:style-name="T64">-Benutzer Registierung</text:span></text:p>
      <text:p text:style-name="P9"><text:span text:style-name="T64">-Login </text:span></text:p>
      <text:p text:style-name="P9"><text:span text:style-name="T64">-das Überprüfen, ob ein Benutzer registriert ist</text:span></text:p>
      <text:p text:style-name="P9"><text:span text:style-name="T64"/></text:p>
      <text:p text:style-name="P9"><text:span text:style-name="T65">LogoutService</text:span><text:span text:style-name="T66">:</text:span></text:p>
      <text:p text:style-name="P10"><text:span text:style-name="T66">Folgende Anfragen ist dieser Service, an den Server, verantwortlich für:</text:span></text:p>
      <text:p text:style-name="P11"><text:span text:style-name="T66">-das Ausloggen eines Benutzers</text:span></text:p>
      <text:p text:style-name="P11"><text:span text:style-name="T66"/></text:p>
      <text:p text:style-name="P11"><text:span text:style-name="T67">LoginFilterService</text:span><text:span text:style-name="T68">:</text:span></text:p>
      <text:p text:style-name="P12"><text:span text:style-name="T68">Folgende Anfragen ist dieser Service, an den Server, zuständig für:</text:span></text:p>
      <text:p text:style-name="P13"><text:span text:style-name="T68">- das Überprüfen, ob ein Benutzer auf die angefortederten Ressourcen zugreifen darf</text:span></text:p>
      <text:p text:style-name="P13"><text:span text:style-name="T68"/></text:p>
      <text:p text:style-name="P13"><text:span text:style-name="T69">GroupService</text:span><text:span text:style-name="T70">:</text:span></text:p>
      <text:p text:style-name="P14"><text:span text:style-name="T70">Folgende Anfragen ist dieser Service, an den Server, verantwortlich für:</text:span></text:p>
      <text:p text:style-name="P15"><text:span text:style-name="T70">-Erstellen einer Gruppe</text:span></text:p>
      <text:p text:style-name="P15"><text:span text:style-name="T70">-Gruppeninformationsanfragen</text:span></text:p>
      <text:p text:style-name="P15"><text:span text:style-name="T70">-Gruppen Änderungen</text:span></text:p>
      <text:p text:style-name="P15"><text:span text:style-name="T70">-das Löschen einer Gruppen</text:span></text:p>
      <text:p text:style-name="P15"><text:span text:style-name="T70"/></text:p>
      <text:p text:style-name="P15"><text:span text:style-name="T71">GroupsService</text:span><text:span text:style-name="T72">:</text:span></text:p>
      <text:p text:style-name="P16"><text:span text:style-name="T72">Folgende Anfragen ist dieser Service, an den Server, verantwortlich für:</text:span></text:p>
      <text:p text:style-name="P17"><text:span text:style-name="T72">-Gruppenlisten Anforderungen</text:span></text:p>
      <text:p text:style-name="P17"><text:span text:style-name="T72"/></text:p>
      <text:p text:style-name="P18"><text:span text:style-name="T73">GroupUserManagementService</text:span><text:span text:style-name="T74">:</text:span></text:p>
      <text:p text:style-name="P18"><text:span text:style-name="T74">Folgende Anfragen ist dieser Service, an den Server, verantwortlich für:</text:span></text:p>
      <text:p text:style-name="P18"><text:span text:style-name="T74">-das Hinzufügen von Benutzern in Gruppen</text:span></text:p>
      <text:p text:style-name="P18"><text:span text:style-name="T74">-Anforderung einer Liste der Gruppenmitgliedern, einer Gruppen</text:span></text:p>
      <text:p text:style-name="P18"><text:span text:style-name="T74"/></text:p>
      <text:p text:style-name="P18"><text:span text:style-name="T75">MeetingService</text:span><text:span text:style-name="T76">: </text:span></text:p>
      <text:p text:style-name="P18"><text:span text:style-name="T76">Folgende Anfragen ist dieser Service, an den Server, verantwortlich für: </text:span></text:p>
      <text:p text:style-name="P18"><text:span text:style-name="T76">-das Erstellen eines Termins</text:span></text:p>
      <text:p text:style-name="P18"><text:span text:style-name="T76">-Termininformationsanfragen</text:span></text:p>
      <text:p text:style-name="P18"><text:span text:style-name="T76">-Termin Änderungen</text:span></text:p>
      <text:p text:style-name="P18"><text:span text:style-name="T76">-das Löschen eines Termins</text:span></text:p>
      <text:p text:style-name="P18"><text:span text:style-name="T76"/></text:p>
      <text:p text:style-name="P18"><text:span text:style-name="T77">Meetings</text:span><text:span text:style-name="T78">Service</text:span><text:span text:style-name="T79">: </text:span></text:p>
      <text:p text:style-name="P18"><text:span text:style-name="T79">Folgende Anfragen ist dieser Service, an den Server, verantwortlich für: </text:span></text:p>
      <text:p text:style-name="P18"><text:span text:style-name="T79">-Terminlisten Anforderungen</text:span></text:p>
      <text:p text:style-name="P18"><text:span text:style-name="T79"/></text:p>
      <text:p text:style-name="P18"><text:span text:style-name="T80">MeetingParticipantManagement</text:span><text:span text:style-name="T81">Service</text:span><text:span text:style-name="T82">: </text:span></text:p>
      <text:p text:style-name="P18"><text:span text:style-name="T82">Folgende Anfragen ist dieser Service, an den Server, verantwortlich für: </text:span></text:p>
      <text:p text:style-name="P18"><text:span text:style-name="T82">-Anforderungen einer Liste von Teilnehmern, die für den Termin zugesagt haben</text:span></text:p>
      <text:p text:style-name="P18"><text:span text:style-name="T82">-die Bestätigung bzw. Absagen eines Termins</text:span></text:p>
      <text:p text:style-name="P18"><text:span text:style-name="T82"/></text:p>
      <text:p text:style-name="P18"><text:span text:style-name="T83">User</text:span><text:span text:style-name="T84">Service</text:span><text:span text:style-name="T85">: </text:span></text:p>
      <text:p text:style-name="P18"><text:span text:style-name="T85">Folgende Anfragen ist dieser Service, an den Server, verantwortlich für: </text:span></text:p>
      <text:p text:style-name="P18"><text:span text:style-name="T85">-das Erstellen eines Benutzers</text:span></text:p>
      <text:p text:style-name="P18"><text:span text:style-name="T85">-Benutzerinformationsanfragen</text:span></text:p>
      <text:p text:style-name="P18"><text:span text:style-name="T85">-Änderungen der Benutzerinformationen</text:span></text:p>
      <text:p text:style-name="P18"><text:span text:style-name="T85">-Löschen eines Benutzers</text:span></text:p>
      <text:p text:style-name="P18"><text:span text:style-name="T85"/></text:p>
      <text:p text:style-name="P18"><text:span text:style-name="T86">Users</text:span><text:span text:style-name="T87">Service</text:span><text:span text:style-name="T88">:</text:span></text:p>
      <text:p text:style-name="P18"><text:span text:style-name="T88">Folgende Anfragen ist dieser Service, an den Server, verantwortlich für: </text:span></text:p>
      <text:p text:style-name="P18"><text:span text:style-name="T88">-Suchanfragen eines Users</text:span></text:p>
      <text:p text:style-name="P18"><text:span text:style-name="T88"/></text:p>
      <text:p text:style-name="P18"><text:span text:style-name="T89">GPS_</text:span><text:span text:style-name="T90">Service:</text:span></text:p>
      <text:p text:style-name="P18"><text:span text:style-name="T91">Folgende Anfragen ist dieser Service, an den Server, verantwortlich für: </text:span></text:p>
      <text:p text:style-name="P18"><text:span text:style-name="T91">-GPS daten schicken</text:span><text:span text:style-name="T92"/></text:p>
      <text:p text:style-name="P18"><text:span text:style-name="T93"/></text:p>
      <text:p text:style-name="P18"><text:span text:style-name="T94">Notifications</text:span><text:span text:style-name="T95">Service</text:span><text:span text:style-name="T96">: </text:span></text:p>
      <text:p text:style-name="P18"><text:span text:style-name="T96">Folgende Anfragen ist dieser Service, an den Server, verantwortlich für:</text:span></text:p>
      <text:p text:style-name="P18"><text:span text:style-name="T96">-Liste von Nachrichten ausgeben</text:span></text:p>
      <text:p text:style-name="P18"><text:span text:style-name="T96">-Benachrichtigungen an-/ausschalten</text:span></text:p>
      <text:p text:style-name="P18"><text:span text:style-name="T97"/></text:p>
      <text:p text:style-name="P19"><text:span text:style-name="T98"/></text:p>
      <text:p text:style-name="P19"><text:span text:style-name="T99"/></text:p>
      <text:p text:style-name="P19"><text:span text:style-name="T100">Unsere App besteht aus zehn Activities:</text:span></text:p>
      <text:p text:style-name="P19"><text:span text:style-name="T101"/></text:p>
      <text:p text:style-name="P19"><text:span text:style-name="T102">LoginActivity</text:span><text:span text:style-name="T103">: Benutzer Login oder Registrierung </text:span></text:p>
      <text:p text:style-name="P19"><text:span text:style-name="T103">Kommunikation: Beim Login vordert die Acitivity den Benutzername und Passwort vom Benutzer und erzeugt dann einen LoginService.</text:span></text:p>
      <text:p text:style-name="P19"><text:span text:style-name="T103">Bei der Registierung vordert die Activity einen Benutzername, Passwort und Google-Account und erzeugt ebenfalls einen LoginService.</text:span></text:p>
      <text:p text:style-name="P19"><text:span text:style-name="T104"/></text:p>
      <text:p text:style-name="P19"><text:span text:style-name="T105">MeetingListActivity</text:span><text:span text:style-name="T106">: Diese Activity zeigt eine Liste von Terminen und die jeweiligen Termininformationen an.<text:s/></text:span><text:span text:style-name="T107">In diese Activity kann man auch eine Terminanfrage ab, oder zu sagen.</text:span><text:span text:style-name="T108"/></text:p>
      <text:p text:style-name="P19"><text:span text:style-name="T108">Kommunikation: Um die Liste von Terminen anzuzeigen, wird einen MeetingsService erzeugt, der eine Liste von Terminen zurückliefert.</text:span></text:p>
      <text:p text:style-name="P19"><text:span text:style-name="T108">Beim Zu- oder Absagen eines Termins wird dafür einen MeetingService erzeugt.<text:s/></text:span><text:span text:style-name="T109">um es den Server weiter zugeben/leiten/benachrichtigen what ever??????</text:span></text:p>
      <text:p text:style-name="P19"><text:span text:style-name="T110"/></text:p>
      <text:p text:style-name="P19"><text:span text:style-name="T111">MeetingParticipantsActivity</text:span><text:span text:style-name="T112">: Zeigt eine Liste von zugesagten Teilnehmern eines Termins an</text:span></text:p>
      <text:p text:style-name="P19"><text:span text:style-name="T112">Kommunikation: Erstellt ein MeetingParticipantManagemtService der eine Liste von Teilnemern zurückliefert.</text:span></text:p>
      <text:p text:style-name="P19"><text:span text:style-name="T113"/></text:p>
      <text:p text:style-name="P19"><text:span text:style-name="T114"><text:tab/></text:span></text:p>
      <text:p text:style-name="P19"><text:span text:style-name="T115">NewMeetingActivity</text:span><text:span text:style-name="T116">: In diese Activity kann mein ein neuen Termin erstellen.</text:span></text:p>
      <text:p text:style-name="P19"><text:span text:style-name="T116">Kommunikation: Beim erstellen das Treffen wird einen MeetingService erzeugt.</text:span></text:p>
      <text:p text:style-name="P19"><text:span text:style-name="T117"/></text:p>
      <text:p text:style-name="P19"><text:span text:style-name="T118">GroupsActivity</text:span><text:span text:style-name="T119">: Zeigt eine Liste von Gruppen an und man kann eine Gruppe löschen.</text:span></text:p>
      <text:p text:style-name="P19"><text:span text:style-name="T119">Kommunikation: Um die Liste von Gruppen anzuzeigen, wird einen GroupsService erstellt, der eine Liste von Groups zurückliefert.</text:span></text:p>
      <text:p text:style-name="P19"><text:span text:style-name="T119">Für Gruppe löschen wird einen GroupService erzeugt.</text:span></text:p>
      <text:p text:style-name="P19"><text:span text:style-name="T120"/></text:p>
      <text:p text:style-name="P19"><text:span text:style-name="T120"/></text:p>
      <text:p text:style-name="P19"><text:span text:style-name="T121">GroupMembersActivity</text:span><text:span text:style-name="T122">: Zeigt alle Gruppenmitglieder an und man kann die Gruppe verlassen.</text:span></text:p>
      <text:p text:style-name="P19"><text:span text:style-name="T122">Admins können Mitglieder hinzufügen oder entfernen.</text:span></text:p>
      <text:p text:style-name="P19"><text:span text:style-name="T122">Kommunikation: Für die Liste, erzeugt es einen GroupUserManagmentService und liefert eine Liste von Teilnehmer zurück.</text:span></text:p>
      <text:p text:style-name="P19"><text:span text:style-name="T122">Um eine Gruppe zuverlassen oder Mitglieder hinzufügen oder löschen wird ein GroupUserManagementService erzeugt.</text:span></text:p>
      <text:p text:style-name="P19"><text:span text:style-name="T123"/></text:p>
      <text:p text:style-name="P20"><text:span text:style-name="T124">CreateNewGroupActivity</text:span><text:span text:style-name="T125">: Neue Gruppe erstellen und es können Benutzer in diese Gruppe hinzufügen. </text:span></text:p>
      <text:p text:style-name="P20"><text:span text:style-name="T125">Kommunikation: Um eine neue Gruppe zu erstellen wird einen GroupService erstellt. Für die suche nach Benutzern wird ein UsersService erstellt.</text:span><text:span text:style-name="T126"/></text:p>
      <text:p text:style-name="P21"><text:span text:style-name="T126"/></text:p>
      <text:p text:style-name="P21"><text:span text:style-name="T127">SettingsActivity</text:span><text:span text:style-name="T128">: Einstellung anzeigen(Standort anzeigen und Benachrichtigung ein/ausschalten)</text:span></text:p>
      <text:p text:style-name="P21"><text:span text:style-name="T128">Kommunikation: Erstellt eine NotificationService um die Benachrichten ein/auszuschalten.<text:s/></text:span><text:span text:style-name="T129">(Prioität B)</text:span><text:span text:style-name="T130"/></text:p>
      <text:p text:style-name="P21"><text:span text:style-name="T130">Beim Standort anzeigen wird es durch den SharedPreferances gemacht.</text:span></text:p>
      <text:p text:style-name="P21"><text:span text:style-name="T131"/></text:p>
      <text:p text:style-name="P21"><text:span text:style-name="T132">AboutActivity</text:span><text:span text:style-name="T133">: Information über uns.</text:span></text:p>
      <text:p text:style-name="P21"><text:span text:style-name="T133">Kommunikation: Keine Kommunikation mit dem Server</text:span></text:p>
      <text:p text:style-name="P21"><text:span text:style-name="T134"/></text:p>
      <text:p text:style-name="P21"><text:span text:style-name="T135">MapActivity</text:span><text:span text:style-name="T136">: Zeigt das Treffen auf die Karte an.</text:span></text:p>
      <text:p text:style-name="P21"><text:span text:style-name="T136">Kommunikation: Erzeugt einen MeetingService und kriegt eine Liste von GPS-Kordinaten, die wir aus dem Termininformation entnehmen.</text:span></text:p>
      <text:p text:style-name="P21"><text:span text:style-name="T137"/></text:p>
      <text:p text:style-name="P21"><text:span text:style-name="T137"/></text:p>
      <text:p text:style-name="P21"><text:span text:style-name="T137"/></text:p>
      <text:p text:style-name="P21"><text:span text:style-name="T137"/></text:p>
      <text:p text:style-name="P21"><text:span text:style-name="T137"/></text:p>
      <text:p text:style-name="P21"><text:span text:style-name="T1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